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text-position="0% 100%" fo:font-weight="bold" officeooo:paragraph-rsid="00127db4" style:font-weight-asian="bold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officeooo:paragraph-rsid="00152ac7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officeooo:rsid="001c3de5" officeooo:paragraph-rsid="001c3de5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8" style:family="paragraph" style:parent-style-name="Heading_20_3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size="11pt" fo:language="pt" fo:country="BR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P9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officeooo:paragraph-rsid="00127db4"/>
    </style:style>
    <style:style style:name="P11" style:family="paragraph" style:parent-style-name="List_20_Paragraph" style:list-style-name="WWNum1"/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c9c2" style:font-weight-asian="bold"/>
    </style:style>
    <style:style style:name="T3" style:family="text">
      <style:text-properties fo:language="en" fo:country="US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52ac7"/>
    </style:style>
    <style:style style:name="T7" style:family="text">
      <style:text-properties officeooo:rsid="001dc9c2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officeooo:rsid="002066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List_20_Paragraph">Temática – Modelagem e processo de negócio BPMN</text:p>
      <text:p text:style-name="Standard"><text:span text:style-name="T1">Título</text:span> – </text:p>
      <text:p text:style-name="Standard">Definição de um Workflow utilizando mapas conceituais para implantação de governança corporativa.</text:p>
      <text:list xml:id="list898702928589224471" text:style-name="WWNum1">
        <text:list-item>
          <text:p text:style-name="P11"/>
        </text:list-item>
      </text:list>
      <text:p text:style-name="List_20_Paragraph">Ex.: Cidades inteligentes -&gt; População aumentando, problemas com saneamento, transporte, desafio é a gente criar soluções de sustentabilidade.</text:p>
      <text:p text:style-name="List_20_Paragraph"/>
      <text:list xml:id="list145242262772096" text:continue-numbering="true" text:style-name="WWNum1">
        <text:list-item>
          <text:p text:style-name="P11"><text:span text:style-name="T1">Resumo</text:span> – Não tem tabulação, tem de 150 a 250 palavras, 3 a 5 palavras chaves.</text:p>
        </text:list-item>
      </text:list>
      <text:p text:style-name="P1"/>
      <text:p text:style-name="P4">Contexto:</text:p>
      <text:p text:style-name="P5">Com avanço das tecnologias da informação e comunicação (TIC), as cidades devem ao mesmo tempo suprir as necessidades de tecnologias que nelas residem, <text:span text:style-name="T6">o processo de transformar elas em cidades inteligentes é um modo de desenvolvimento que resulta em avanços em tecnológicos úteis para todos os seus residentes.</text:span></text:p>
      <text:p text:style-name="P5"><text:span text:style-name="T6">S</text:span>aber como transformar essas cidades comuns em <text:span text:style-name="T3">Smart</text:span> <text:span text:style-name="T3">Cities</text:span> é uma forma de desenvolvimento que deverá trazer o avanço tecnológico para a população.</text:p>
      <text:p text:style-name="P3"/>
      <text:p text:style-name="P3">Explicar mapas conceituais – técnicas utilizadas/definição/como é utilizado</text:p>
      <text:p text:style-name="P6"><text:span text:style-name="T9">M</text:span>apas conceituais: não tem fluxo</text:p>
      <text:p text:style-name="P3"/>
      <text:p text:style-name="P4">Objetivo:</text:p>
      <text:p text:style-name="P3">Este trabalho apresenta a elaboração de <text:span text:style-name="T3">workflows</text:span> utilizando mapas conceituais na governança em TIC visando cidades inteligentes.</text:p>
      <text:p text:style-name="P4">Método:</text:p>
      <text:p text:style-name="P3">As metodologias utilizadas para elaboração do <text:span text:style-name="T3">workflow</text:span> serão a Notação de modelagem de processos de negócios (BPMN) e o Gerenciamento de processo de negócio (BPM). Para a modelagem dos mapas conceituais será utilizado o padrão <text:span text:style-name="T4">Yed/BIZAGI, mmapstool </text:span><text:span text:style-name="T5">(-A escolher).</text:span></text:p>
      <text:p text:style-name="P3"><text:soft-page-break/><text:span text:style-name="T1">Resultado:</text:span> <text:span text:style-name="T3">Workflow</text:span> da implantação da governança em TIC, do <text:span text:style-name="T3">framework</text:span> projetado e do TOGAF, além, da documentação dos mesmos.</text:p>
      <text:p text:style-name="P4">Conclusão:</text:p>
      <text:p text:style-name="P3">Por meio deste trabalho foi possível compreender um estudo de caso através do BPMN, onde resulta em demonstrações dos mapas conceituais contribuindo para o entendimento do diagrama do workflow. Como trabalho futuro o estudo pode ser feito em outras notações e também aplicar em outros tipos de governança.</text:p>
      <text:p text:style-name="P3"/>
      <text:p text:style-name="P3"/>
      <text:p text:style-name="P10"><text:span text:style-name="T1">Referências </text:span><text:span text:style-name="T2">para criar→ </text:span><text:a xlink:type="simple" xlink:href="http://novo.more.ufsc.br/tese_dissert/inserir_tese_dissert" text:style-name="Internet_20_link" text:visited-style-name="Visited_20_Internet_20_Link"><text:span text:style-name="Internet_20_link"><text:span text:style-name="T8">http://novo.more.ufsc.br/tese_dissert/inserir_tese_dissert</text:span></text:span></text:a></text:p>
      <text:p text:style-name="P2"/>
      <text:p text:style-name="P1">Pré-projeto</text:p>
      <text:p text:style-name="P7">Contribuições, referências, termina o resto depois faz o pré-projeto.</text:p>
      <text:p text:style-name="P8">Projeto de implantação de sistemas focados em cidades inteligentes na cidade de franca e região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4" style:display-name="Heading 4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2:06:00</meta:creation-date>
    <meta:initial-creator>IFL</meta:initial-creator>
    <dc:language>pt-BR</dc:language>
    <dc:date>2017-05-09T14:52:40.706677018</dc:date>
    <meta:editing-cycles>25</meta:editing-cycles>
    <meta:editing-duration>PT4H33M57S</meta:editing-duration>
    <meta:generator>LibreOffice/5.1.4.2$Linux_X86_64 LibreOffice_project/10m0$Build-2</meta:generator>
    <meta:document-statistic meta:table-count="0" meta:image-count="0" meta:object-count="0" meta:page-count="2" meta:paragraph-count="22" meta:word-count="294" meta:character-count="2054" meta:non-whitespace-character-count="17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ssociacao-brasileira-de-normas-tecnicas-ufrgs</meta:user-defined>
    <meta:user-defined meta:name="Mendeley Document_1" meta:value-type="string">True</meta:user-defined>
    <meta:user-defined meta:name="Mendeley Unique User Id_1" meta:value-type="string">a3ac5b74-999f-35de-9b1d-5dea83c1e114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